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8c13c" officeooo:paragraph-rsid="0008c13c"/>
    </style:style>
    <style:style style:name="P2" style:family="paragraph" style:parent-style-name="Standard" style:list-style-name="L1">
      <style:text-properties fo:language="en" fo:country="US" officeooo:rsid="0008c13c" officeooo:paragraph-rsid="0008c13c"/>
    </style:style>
    <style:style style:name="P3" style:family="paragraph" style:parent-style-name="Standard" style:list-style-name="L1">
      <style:text-properties fo:language="en" fo:country="US" fo:font-style="italic" officeooo:rsid="0008c13c" officeooo:paragraph-rsid="0008c13c" style:font-style-asian="italic" style:font-style-complex="italic"/>
    </style:style>
    <style:style style:name="P4" style:family="paragraph" style:parent-style-name="Standard" style:list-style-name="L1">
      <style:text-properties fo:language="en" fo:country="US" officeooo:rsid="000a7266" officeooo:paragraph-rsid="000a7266"/>
    </style:style>
    <style:style style:name="P5" style:family="paragraph" style:parent-style-name="Text_20_body">
      <style:paragraph-properties fo:margin-left="0.9846in" fo:text-indent="0in" style:auto-text-indent="false"/>
    </style:style>
    <style:style style:name="P6" style:family="paragraph" style:parent-style-name="Standard">
      <style:paragraph-properties fo:margin-left="0.9846in" fo:text-indent="0in" style:auto-text-indent="false"/>
      <style:text-properties fo:language="en" fo:country="US" officeooo:rsid="000a884c" officeooo:paragraph-rsid="000a884c"/>
    </style:style>
    <style:style style:name="P7" style:family="paragraph" style:parent-style-name="Standard" style:list-style-name="L1">
      <style:text-properties fo:language="en" fo:country="US" officeooo:rsid="000a884c" officeooo:paragraph-rsid="000a884c"/>
    </style:style>
    <style:style style:name="P8" style:family="paragraph" style:parent-style-name="Standard" style:list-style-name="L1">
      <style:text-properties fo:language="en" fo:country="US" fo:font-style="normal" officeooo:rsid="000a884c" officeooo:paragraph-rsid="000a884c" style:font-style-asian="normal" style:font-style-complex="normal"/>
    </style:style>
    <style:style style:name="P9" style:family="paragraph" style:parent-style-name="Standard">
      <style:text-properties fo:language="en" fo:country="US" fo:font-style="italic" officeooo:rsid="000a884c" officeooo:paragraph-rsid="0008c13c" style:font-style-asian="italic" style:font-style-complex="italic"/>
    </style:style>
    <style:style style:name="P10" style:family="paragraph" style:parent-style-name="Standard">
      <style:text-properties fo:language="en" fo:country="US" fo:font-style="italic" officeooo:rsid="0008c13c" officeooo:paragraph-rsid="0008c13c" style:font-style-asian="italic" style:font-style-complex="italic"/>
    </style:style>
    <style:style style:name="P11" style:family="paragraph" style:parent-style-name="Heading_20_1" style:list-style-name="">
      <style:text-properties fo:language="en" fo:country="US"/>
    </style:style>
    <style:style style:name="P12" style:family="paragraph" style:parent-style-name="Text_20_body" style:list-style-name="L2"/>
    <style:style style:name="P13" style:family="paragraph" style:parent-style-name="Text_20_body">
      <style:text-properties fo:language="en" fo:country="US"/>
    </style:style>
    <style:style style:name="P14" style:family="paragraph" style:parent-style-name="Heading_20_1">
      <style:text-properties fo:language="en" fo:country="US"/>
    </style:style>
    <style:style style:name="T1" style:family="text">
      <style:text-properties officeooo:rsid="000a884c"/>
    </style:style>
    <style:style style:name="T2" style:family="text">
      <style:text-properties officeooo:rsid="000a8c4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b2710"/>
    </style:style>
    <style:style style:name="T5" style:family="text">
      <style:text-properties fo:font-style="italic" officeooo:rsid="000a8c4c" style:font-style-asian="italic" style:font-style-complex="italic"/>
    </style:style>
    <style:style style:name="T6" style:family="text">
      <style:text-properties officeooo:rsid="000a7266"/>
    </style:style>
    <style:style style:name="T7" style:family="text">
      <style:text-properties fo:language="en" fo:country="US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sessionize.com/submission/p99-conf-2025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 https://sessionize.com/p99-conf-2025</text:p>
      <text:p text:style-name="P1"/>
      <text:list text:style-name="L1">
        <text:list-header>
          <text:p text:style-name="P2"/>
        </text:list-header>
        <text:list-item>
          <text:p text:style-name="P3">Session Title </text:p>
          <text:list>
            <text:list-item>
              <text:p text:style-name="P4"><text:span text:style-name="T1">Time Bu</text:span>dgeting <text:span text:style-name="T2">at Runtime</text:span></text:p>
              <text:p text:style-name="P4"/>
            </text:list-item>
          </text:list>
        </text:list-item>
        <text:list-item>
          <text:p text:style-name="P2"><text:span text:style-name="T3">Description</text:span> </text:p>
          <text:list>
            <text:list-item>
              <text:p text:style-name="P3">Organizer requires that session description is between 10-2000 characters.</text:p>
            </text:list-item>
          </text:list>
        </text:list-item>
      </text:list>
      <text:p text:style-name="P5">No, not <text:span text:style-name="T1">time budgets in </text:span>project planning!</text:p>
      <text:p text:style-name="P5">Time budgeting at <text:span text:style-name="T3">runtime</text:span>, for the programs you write.</text:p>
      <text:p text:style-name="P5">If you have a program that has to complete in a certain period of time, it’s valuable to make that explicit. <text:span text:style-name="T2">Then</text:span> you can judge how much development <text:span text:style-name="T1">to</text:span> put into the various parts, to get them fast enough.</text:p>
      <text:p text:style-name="P5">And you can <text:span text:style-name="T1">stop</text:span> optimizing things that are <text:span text:style-name="T3">already</text:span> fast enough. That’s exactly what Donald Knuth <text:span text:style-name="T4">was talking about</text:span> when he said “premature optimization is the root of all evil”.</text:p>
      <text:p text:style-name="P5">Interactive programs often require their user interface to return in no more than two or three seconds. Daily batch programs need to complete in less than 24 hours. API-based programs need to complete in some number of milliseconds, to keep the<text:span text:style-name="T2">ir</text:span> caller<text:span text:style-name="T2">s</text:span> within <text:span text:style-name="T5">their</text:span> time limits. <text:s/></text:p>
      <text:p text:style-name="P5"><text:span text:style-name="T4">Testers often </text:span>consider <text:span text:style-name="T4">performance testing to be</text:span> “non-functional”. </text:p>
      <text:p text:style-name="P5">That’s wrong. <text:span text:style-name="T4">I</text:span>f your program<text:span text:style-name="T2">s</text:span> can’t meet their time targets, they’re not functioning. Taking 25 hours to do a day’s billing means your program is <text:span text:style-name="T4">failing</text:span>. </text:p>
      <text:p text:style-name="P5"><text:span text:style-name="T4">And y</text:span>our management may consider <text:span text:style-name="T3">you</text:span> non-functional.</text:p>
      <text:p text:style-name="P6"/>
      <text:list text:continue-numbering="true" text:style-name="L1">
        <text:list-item>
          <text:p text:style-name="P3">Short description</text:p>
          <text:list>
            <text:list-item>
              <text:p text:style-name="P7">How to honor <text:span text:style-name="T6">“premature optimization is the root of all evil”, </text:span>by setting up a time budget that tells you “it’s fast enough, stop improving it”.</text:p>
              <text:p text:style-name="P7"/>
            </text:list-item>
          </text:list>
        </text:list-item>
        <text:list-item>
          <text:p text:style-name="P3">Tags </text:p>
          <text:list>
            <text:list-item>
              <text:p text:style-name="P8">Development techniques, <text:span text:style-name="T2">(</text:span>avoiding<text:span text:style-name="T2">)</text:span> premature optimization</text:p>
            </text:list-item>
          </text:list>
        </text:list-item>
      </text:list>
      <text:p text:style-name="P9"/>
      <text:p text:style-name="P10"/>
      <text:h text:style-name="P11" text:outline-level="1">References</text:h>
      <text:list text:style-name="L2">
        <text:list-item>
          <text:p text:style-name="P12"><text:a xlink:type="simple" xlink:href="https://leaflessca.wordpress.com/2020/07/26/time-budgeting/" text:style-name="Internet_20_link" text:visited-style-name="Visited_20_Internet_20_Link"><text:span text:style-name="T7">https://leaflessca.wordpress.com/2020/07/26/time-budgeting/</text:span></text:a></text:p>
        </text:list-item>
        <text:list-item>
          <text:p text:style-name="P12"><text:a xlink:type="simple" xlink:href="https://leaflessca.wordpress.com/2023/06/11/go-makes-time-budgets-cheap/" text:style-name="Internet_20_link" text:visited-style-name="Visited_20_Internet_20_Link"><text:span text:style-name="T7">https://leaflessca.wordpress.com/2023/06/11/go-makes-time-budgets-cheap/</text:span></text:a></text:p>
        </text:list-item>
        <text:list-item>
          <text:p text:style-name="P12"><text:a xlink:type="simple" xlink:href="https://leaflessca.wordpress.com/2023/07/02/why-have-a-time-budget/" text:style-name="Internet_20_link" text:visited-style-name="Visited_20_Internet_20_Link"><text:span text:style-name="T7">https://leaflessca.wordpress.com/2023/07/02/why-have-a-time-budget/</text:span></text:a></text:p>
        </text:list-item>
      </text:list>
      <text:p text:style-name="P13"/>
      <text:p text:style-name="P1"><text:soft-page-break/></text:p>
      <text:h text:style-name="P14" text:outline-level="1">Description</text:h>
      <text:p text:style-name="P10">Are you an engineer obsessed with P99 percentiles and high-performance, low-latency applications?</text:p>
      <text:p text:style-name="P10"/>
      <text:p text:style-name="P10">Come share your most interesting approaches for solving complex performance and latency challenges with a highly technical audience. Interesting optimizations, algorithms, tooling, and other low-latency engineering strategies – it’s all fair game. Perennially popular topics include Rust rewrites, Go optimization, event streaming architectures, distributed systems, databases, Linux, virtualization, observability, Kubernetes, and performance measurement techniques.</text:p>
      <text:p text:style-name="P10"/>
      <text:p text:style-name="P10">There’s no other event like this — a highly-technical conference for serious engineers who obsess over P99 percentiles and long-tail latencies. The two-day event is free, fully virtual, and highly interactive. It’s vendor-neutral, and we don’t allow shallow overviews or product pitches. Thousands of engineers attend each year. </text:p>
      <text:p text:style-name="P10"/>
      <text:p text:style-name="P10">Session format</text:p>
      <text:p text:style-name="P10"/>
      <text:p text:style-name="P10">We're primarily looking for 15-20 minute sessions that will be pre-recorded and a maximum of 2 speakers per session. We welcome speakers to participate in live Q +A and other live group discussions on the day of the event.</text:p>
      <text:p text:style-name="P10"/>
      <text:p text:style-name="P10">If you’re thinking of something longer, go ahead and suggest it! If it’s a great fit for the event, we’ll be creative about accommodating it.</text:p>
      <text:p text:style-name="P10"/>
      <text:p text:style-name="P10">Submitting your ideas</text:p>
      <text:p text:style-name="P10"/>
      <text:p text:style-name="P10">The FAQs below provide tips for crafting your submission. You can submit up to 3 session abstracts for consideration.</text:p>
      <text:p text:style-name="P10"/>
      <text:p text:style-name="P10">About the review process</text:p>
      <text:p text:style-name="P10"/>
      <text:p text:style-name="P10">Submissions will be reviewed by a content committee organized by ScyllaDB, the organization that curates P99 CONF. Agenda decisions will be announced this summer.</text:p>
      <text:p text:style-name="P10"/>
      <text:p text:style-name="P10">By submitting, you agree to our Code of Conduct and Diversity and Inclusion statement.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1" style:font-family-complex="'Noto Sans'" style:font-family-generic-complex="system" style:font-pitch-complex="variable" style:font-size-complex="1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David Collier-Brown</meta:initial-creator>
    <meta:creation-date>2025-06-04T10:57:14.745211451</meta:creation-date>
    <dc:date>2025-06-04T11:49:30.117623207</dc:date>
    <dc:creator>David Collier-Brown</dc:creator>
    <meta:editing-duration>PT23M46S</meta:editing-duration>
    <meta:editing-cycles>4</meta:editing-cycles>
    <meta:generator>LibreOffice/25.2.2.2$Linux_X86_64 LibreOffice_project/7370d4be9e3cf6031a51beef54ff3bda878e3fac</meta:generator>
    <meta:document-statistic meta:table-count="0" meta:image-count="0" meta:object-count="0" meta:page-count="2" meta:paragraph-count="36" meta:word-count="485" meta:character-count="3337" meta:non-whitespace-character-count="2889"/>
  </office:meta>
</office:document-meta>
</file>